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6008CEB3EA0E7C54E5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9cm" svg:x="1.001cm" svg:y="0.451cm">
          <draw:image xlink:href="Pictures/1000000000000800000006008CEB3EA0E7C54E57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6-07T16:43:09.597541904</dc:date>
    <meta:editing-duration>PT1M53S</meta:editing-duration>
    <meta:editing-cycles>1</meta:editing-cycles>
    <meta:document-statistic meta:object-count="1"/>
    <meta:generator>LibreOffice/6.4.6.2$Linux_X86_64 LibreOffice_project/40$Build-2</meta:generator>
  </office:meta>
</office:document-meta>
</file>